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egreya" svg:font-family="Alegreya"/>
    <style:font-face style:name="Alegreya Sans" svg:font-family="'Alegreya Sans'" style:font-family-generic="swiss"/>
    <style:font-face style:name="Alegreya Sans ExtraBold" svg:font-family="'Alegreya Sans ExtraBold'" style:font-adornments="Regular" style:font-family-generic="swiss" style:font-pitch="variable"/>
    <style:font-face style:name="Alegreya Sans1" svg:font-family="'Alegreya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ec Mono Casual" svg:font-family="'Rec Mono Casual'" style:font-adornments="Bold Italic" style:font-pitch="fixed"/>
    <style:font-face style:name="Rec Mono Casual1" svg:font-family="'Rec Mono Casual'" style:font-adornments="Regular" style:font-pitch="fixed"/>
  </office:font-face-decls>
  <office:automatic-styles>
    <style:style style:name="Table1" style:family="table">
      <style:table-properties style:width="27.7cm" table:align="margins" style:shadow="none" style:may-break-between-rows="true" table:border-model="collapsing"/>
    </style:style>
    <style:style style:name="Table1.A" style:family="table-column">
      <style:table-column-properties style:column-width="8.602cm" style:rel-column-width="4877*"/>
    </style:style>
    <style:style style:name="Table1.B" style:family="table-column">
      <style:table-column-properties style:column-width="14.901cm" style:rel-column-width="8448*"/>
    </style:style>
    <style:style style:name="Table1.C" style:family="table-column">
      <style:table-column-properties style:column-width="4.196cm" style:rel-column-width="2379*"/>
    </style:style>
    <style:style style:name="Table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style:row-height="1cm"/>
    </style:style>
    <style:style style:name="Table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 style:data-style-name="N2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4" style:family="table-row">
      <style:table-row-properties style:row-height="1cm" fo:keep-together="auto"/>
    </style:style>
    <style:style style:name="Table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5" style:family="table-cell" style:data-style-name="N2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1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1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B1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1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B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14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A15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B15" style:family="table-cell" style:data-style-name="N2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1.C15" style:family="table-cell" style:data-style-name="N20000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Preformatted_20_Text">
      <style:text-properties officeooo:paragraph-rsid="0006ba1f"/>
    </style:style>
    <style:style style:name="P2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7ffe" officeooo:paragraph-rsid="00057f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Preformatted_20_Text">
      <style:text-properties fo:font-size="10.5pt" style:font-size-asian="10.5pt" style:font-size-complex="10.5pt"/>
    </style:style>
    <style:style style:name="P4" style:family="paragraph" style:parent-style-name="Preformatted_20_Tex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ba1f"/>
    </style:style>
    <style:style style:name="T3" style:family="text">
      <style:text-properties fo:font-weight="bold" officeooo:rsid="0006ba1f" style:font-weight-asian="bold" style:font-weight-complex="bold"/>
    </style:style>
    <style:style style:name="T4" style:family="text">
      <style:text-properties officeooo:rsid="00075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s <text:span text:style-name="T1">WIN+ENTER</text:span> to open a new termina<text:span text:style-name="T2">l</text:span>. Press <text:span text:style-name="T1">WIN+d</text:span> to run a program. <text:span text:style-name="T2">Press </text:span><text:span text:style-name="T3">WIN+SHIFT+q</text:span><text:span text:style-name="T2"> to close a window. Press </text:span><text:span text:style-name="T3">WIN+SHIFT+e</text:span><text:span text:style-name="T2"> to exit. </text:span></text:p>
      <text:p text:style-name="P1"/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COMMAND</text:p>
          </table:table-cell>
          <table:table-cell table:style-name="Table1.B1" office:value-type="string">
            <text:p text:style-name="P2">PURPOSE</text:p>
          </table:table-cell>
          <table:table-cell table:style-name="Table1.C1" office:value-type="string">
            <text:p text:style-name="P2">NOTES</text:p>
          </table:table-cell>
        </table:table-row>
        <table:table-row table:style-name="Table1.2">
          <table:table-cell table:style-name="Table1.A2" office:value-type="string">
            <text:p text:style-name="Preformatted_20_Text">lsusb</text:p>
          </table:table-cell>
          <table:table-cell table:style-name="Table1.B2" office:value-type="string">
            <text:p text:style-name="P3">Show list of all connected USB devices</text:p>
          </table:table-cell>
          <table:table-cell table:style-name="Table1.C2">
            <text:p text:style-name="P4"/>
          </table:table-cell>
        </table:table-row>
        <table:table-row table:style-name="Table1.2">
          <table:table-cell table:style-name="Table1.A3" office:value-type="string">
            <text:p text:style-name="Preformatted_20_Text">xinput list</text:p>
          </table:table-cell>
          <table:table-cell table:style-name="Table1.B3" office:value-type="string">
            <text:p text:style-name="P3">Show list of all input devices including touch screen. </text:p>
          </table:table-cell>
          <table:table-cell table:style-name="Table1.C3" office:value-type="string">
            <text:p text:style-name="P4">Find screen and use ID number to enable / disable</text:p>
          </table:table-cell>
        </table:table-row>
        <table:table-row table:style-name="Table1.4">
          <table:table-cell table:style-name="Table1.A2" office:value-type="string">
            <text:p text:style-name="Preformatted_20_Text">xinput enable #</text:p>
            <text:p text:style-name="Preformatted_20_Text">xinput disable #</text:p>
          </table:table-cell>
          <table:table-cell table:style-name="Table1.B4" office:value-type="string">
            <text:p text:style-name="P3">Enable or disable touch screen or other device, # is the ID number you see in the list</text:p>
          </table:table-cell>
          <table:table-cell table:style-name="Table1.C2">
            <text:p text:style-name="P4"/>
          </table:table-cell>
        </table:table-row>
        <table:table-row table:style-name="Table1.2">
          <table:table-cell table:style-name="Table1.A3" office:value-type="string">
            <text:p text:style-name="Preformatted_20_Text">toggleInput enable “ILITEK-TP”</text:p>
            <text:p text:style-name="Preformatted_20_Text">toggleInput disable “ILITEK-TP”</text:p>
          </table:table-cell>
          <table:table-cell table:style-name="Table1.B5" office:value-type="string">
            <text:p text:style-name="P3">Enable or disable touch screen using the touchscreen name</text:p>
          </table:table-cell>
          <table:table-cell table:style-name="Table1.C5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reformatted_20_Text">cagelab-reset.sh</text:p>
          </table:table-cell>
          <table:table-cell table:style-name="Table1.B6" office:value-type="string">
            <text:p text:style-name="P3">Restart cogmoteGO and MATLAB theConductor</text:p>
          </table:table-cell>
          <table:table-cell table:style-name="Table1.C2">
            <text:p text:style-name="P4"/>
          </table:table-cell>
        </table:table-row>
        <table:table-row table:style-name="Table1.2">
          <table:table-cell table:style-name="Table1.A3" office:value-type="string">
            <text:p text:style-name="Preformatted_20_Text">cagelab-reset-OBS.sh</text:p>
          </table:table-cell>
          <table:table-cell table:style-name="Table1.B7" office:value-type="string">
            <text:p text:style-name="P3">Restart mediamtx and OBS</text:p>
          </table:table-cell>
          <table:table-cell table:style-name="Table1.C5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reformatted_20_Text">cagelab-stop.sh</text:p>
          </table:table-cell>
          <table:table-cell table:style-name="Table1.B8" office:value-type="string">
            <text:p text:style-name="P3">Stop all cagelab services</text:p>
          </table:table-cell>
          <table:table-cell table:style-name="Table1.C2">
            <text:p text:style-name="P4"/>
          </table:table-cell>
        </table:table-row>
        <table:table-row table:style-name="Table1.4">
          <table:table-cell table:style-name="Table1.A3" office:value-type="string">
            <text:p text:style-name="Preformatted_20_Text">cagelab-start.sh</text:p>
          </table:table-cell>
          <table:table-cell table:style-name="Table1.B9" office:value-type="string">
            <text:p text:style-name="P3">Start all cagelab services</text:p>
          </table:table-cell>
          <table:table-cell table:style-name="Table1.C5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reformatted_20_Text">cagelab-monitor.sh</text:p>
          </table:table-cell>
          <table:table-cell table:style-name="Table1.B10" office:value-type="string">
            <text:p text:style-name="P3">Show CPU/GPU use alongside cogmoteGO and MATLAB logs</text:p>
          </table:table-cell>
          <table:table-cell table:style-name="Table1.C2">
            <text:p text:style-name="P4"/>
          </table:table-cell>
        </table:table-row>
        <table:table-row table:style-name="Table1.2">
          <table:table-cell table:style-name="Table1.A3" office:value-type="string">
            <text:p text:style-name="Preformatted_20_Text">update</text:p>
          </table:table-cell>
          <table:table-cell table:style-name="Table1.B11" office:value-type="string">
            <text:p text:style-name="P3">Update Code folders and essential software (needs internet)</text:p>
          </table:table-cell>
          <table:table-cell table:style-name="Table1.C5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reformatted_20_Text">cagepush -<text:span text:style-name="T4">s remote</text:span> folder</text:p>
          </table:table-cell>
          <table:table-cell table:style-name="Table1.B12" office:value-type="string">
            <text:p text:style-name="P3">On the control computer push <text:span text:style-name="T4">one/many</text:span> local folder<text:span text:style-name="T4">s</text:span> to <text:span text:style-name="T4">one/many</text:span> remote cagelab over the local network</text:p>
          </table:table-cell>
          <table:table-cell table:style-name="Table1.C12" office:value-type="string">
            <text:p text:style-name="P4">Uses rsync</text:p>
          </table:table-cell>
        </table:table-row>
        <table:table-row table:style-name="Table1.2">
          <table:table-cell table:style-name="Table1.A3" office:value-type="string">
            <text:p text:style-name="Preformatted_20_Text"><text:span text:style-name="T4">c</text:span>agepull -<text:span text:style-name="T4">s remote1 -s remote2</text:span></text:p>
          </table:table-cell>
          <table:table-cell table:style-name="Table1.B13" office:value-type="string">
            <text:p text:style-name="P3">On the control computer pull the data from multiple cagelab systems over local network.</text:p>
          </table:table-cell>
          <table:table-cell table:style-name="Table1.C13" office:value-type="string">
            <text:p text:style-name="P4">Uses rsync</text:p>
          </table:table-cell>
        </table:table-row>
        <table:table-row table:style-name="Table1.2">
          <table:table-cell table:style-name="Table1.A2" office:value-type="string">
            <text:p text:style-name="Preformatted_20_Text">Cagepush-files -s remote app</text:p>
          </table:table-cell>
          <table:table-cell table:style-name="Table1.B14" office:value-type="string">
            <text:p text:style-name="P3">Push one/many files to one/many cagelab over the local network</text:p>
          </table:table-cell>
          <table:table-cell table:style-name="Table1.C14" office:value-type="string">
            <text:p text:style-name="P4">Uses scp</text:p>
          </table:table-cell>
        </table:table-row>
        <table:table-row table:style-name="Table1.4">
          <table:table-cell table:style-name="Table1.A15" office:value-type="string">
            <text:p text:style-name="Preformatted_20_Text"/>
          </table:table-cell>
          <table:table-cell table:style-name="Table1.B15">
            <text:p text:style-name="P3"/>
          </table:table-cell>
          <table:table-cell table:style-name="Table1.C15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egreya" svg:font-family="Alegreya"/>
    <style:font-face style:name="Alegreya Sans" svg:font-family="'Alegreya Sans'" style:font-family-generic="swiss"/>
    <style:font-face style:name="Alegreya Sans ExtraBold" svg:font-family="'Alegreya Sans ExtraBold'" style:font-adornments="Regular" style:font-family-generic="swiss" style:font-pitch="variable"/>
    <style:font-face style:name="Alegreya Sans1" svg:font-family="'Alegreya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ec Mono Casual" svg:font-family="'Rec Mono Casual'" style:font-adornments="Bold Italic" style:font-pitch="fixed"/>
    <style:font-face style:name="Rec Mono Casual1" svg:font-family="'Rec Mono Casual'" style:font-adornments="Regular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legreya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Alegreya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egreya Sans" fo:font-family="'Alegreya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legreya Sans" fo:font-family="'Alegreya Sans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legreya Sans" fo:font-family="'Alegreya Sans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egreya Sans" fo:font-family="'Alegreya Sans'" style:font-family-generic="swiss"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fo:color="#999999" loext:opacity="100%" style:font-name="Rec Mono Casual" fo:font-family="'Rec Mono Casual'" style:font-style-name="Bold Italic" style:font-pitch="fixed" fo:font-style="italic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legreya Sans1" fo:font-family="'Alegreya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legreya Sans ExtraBold" fo:font-family="'Alegreya Sans ExtraBold'" style:font-style-name="Regular" style:font-family-generic="swiss" style:font-pitch="variable" fo:font-size="14pt" fo:font-weight="800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eeeeee"/>
      <style:paragraph-properties fo:margin-top="0cm" fo:margin-bottom="0cm" style:contextual-spacing="false" fo:text-align="center" style:justify-single-word="false" style:page-number="auto" fo:background-color="transparent" style:vertical-align="middle">
        <style:tab-stops/>
      </style:paragraph-properties>
      <style:text-properties style:font-name="Rec Mono Casual1" fo:font-family="'Rec Mono Casual'" style:font-style-name="Regular" style:font-pitch="fixed" fo:font-size="12pt" fo:background-color="transparen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GB">
      <number:number number:min-integer-digits="1"/>
    </number:number-style>
    <number:text-style style:name="N20100" number:language="en" number:country="GB">
      <number:text-content/>
    </number:text-style>
    <style:style style:name="Box_20_List_20_Green.1" style:display-name="Box List Green.1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2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2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2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2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2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2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2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2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57ffe"/>
    </style:style>
    <style:style style:name="MT2" style:family="text">
      <style:text-properties officeooo:rsid="0006ba1f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columns fo:column-count="1" fo:column-gap="0cm">
          <style:column-sep style:width="0.009cm" style:color="#000000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CageLab </text:span><text:span text:style-name="MT2">Command </text:span><text:span text:style-name="MT1">Cheat Shee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6:55:58.569292204</meta:creation-date>
    <dc:date>2025-10-28T17:29:13.513787448</dc:date>
    <meta:editing-duration>PT5M47S</meta:editing-duration>
    <meta:editing-cycles>1</meta:editing-cycles>
    <meta:document-statistic meta:table-count="1" meta:image-count="0" meta:object-count="0" meta:page-count="1" meta:paragraph-count="37" meta:word-count="196" meta:character-count="1253" meta:non-whitespace-character-count="1091"/>
    <meta:generator>LibreOffice/25.8.2.2$Linux_X86_64 LibreOffice_project/d401f2107ccab8f924a8e2df40f573aab7605b6f</meta:generator>
  </office:meta>
</office:document-meta>
</file>